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6_4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6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Type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A. S. Solomons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May 23, 1894</text:p>
      <text:p text:style-name="P6">Month<text:tab/><text:tab/><text:tab/><text:tab/><text:tab/><text:tab/>May</text:p>
      <text:p text:style-name="P6">Year<text:tab/><text:tab/><text:tab/><text:tab/><text:tab/><text:tab/>1894</text:p>
      <text:p text:style-name="P6">Hebrew Date<text:tab/><text:tab/><text:tab/><text:tab/><text:tab/></text:p>
      <text:p text:style-name="P6">Undated</text:p>
      <text:p text:style-name="P6">City<text:tab/><text:tab/><text:tab/><text:tab/><text:tab/><text:tab/>New York</text:p>
      <text:p text:style-name="P6">State<text:tab/><text:tab/><text:tab/><text:tab/><text:tab/><text:tab/>NY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tter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MYER S. ISAACS, PRESIDENT. <text:s/>JESSE SELIGMAN, TREASURER. <text:s/>JACOB H. SCHIFF, VICE-PREST./</text:p>
      <text:p text:style-name="P3">JULIUS GOLDMAN, HON. SEC'Y. <text:s/>A. S. SOLMONS, GENERAL AGENT./</text:p>
      <text:p text:style-name="P2">CENTRAL COMMITTEE OF THE BARON DE HIRSCH FUND,/</text:p>
      <text:p text:style-name="P2">EXECUTIVE OFFICE, NO. 45 BROADWAY, ROOM 161./</text:p>
      <text:p text:style-name="P4">NEW YORK, May 23, 1894./</text:p>
      <text:p text:style-name="P3">Rev. S. Morais,/</text:p>
      <text:p text:style-name="P3"><text:tab/>546 North 5" Street,/</text:p>
      <text:p text:style-name="P3"><text:tab/><text:tab/>Philadelphia, Pa./</text:p>
      <text:p text:style-name="P3">Reverend and Dear Sir:/</text:p>
      <text:p text:style-name="P3"><text:tab/>In further answer to yours of the 15th/ inst. relating to Abraham Kunie, of Carmel, N. J., I find that his/ case, among others, was passed upon unfavorably by our Committee/ but a short time ago, and therefore, for your sake, I regret that/ I am unable to respond as you would like./</text:p>
      <text:p text:style-name="P3"><text:tab/>I return herewith Mr. Miller's letter addressed to David/ Sulzberger, Esq./</text:p>
      <text:p text:style-name="P3"><text:soft-page-break/><text:tab/>With much regard, I am,/ Truly yours,/ A S Solomons/ General Agent./</text:p>
      <text:p text:style-name="P3">(enclosure)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1T13:00:29.52</meta:creation-date>
    <dc:date>2011-12-21T13:30:50.52</dc:date>
    <dc:creator>Penn Libraries</dc:creator>
    <meta:editing-duration>PT00H15M10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3" meta:word-count="297" meta:character-count="2042"/>
  </office:meta>
</office:document-meta>
</file>